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6.704cm" fo:margin-left="0cm" fo:margin-right="0.019cm" table:align="margins" style:writing-mode="lr-tb"/>
    </style:style>
    <style:style style:name="Tableau1.A" style:family="table-column">
      <style:table-column-properties style:column-width="2.09cm" style:rel-column-width="5129*"/>
    </style:style>
    <style:style style:name="Tableau1.B" style:family="table-column">
      <style:table-column-properties style:column-width="12.435cm" style:rel-column-width="30518*"/>
    </style:style>
    <style:style style:name="Tableau1.C" style:family="table-column">
      <style:table-column-properties style:column-width="2.249cm" style:rel-column-width="5519*"/>
    </style:style>
    <style:style style:name="Tableau1.D" style:family="table-column">
      <style:table-column-properties style:column-width="0.106cm" style:rel-column-width="259*"/>
    </style:style>
    <style:style style:name="Tableau1.E" style:family="table-column">
      <style:table-column-properties style:column-width="3.969cm" style:rel-column-width="9739*"/>
    </style:style>
    <style:style style:name="Tableau1.F" style:family="table-column">
      <style:table-column-properties style:column-width="0.529cm" style:rel-column-width="1298*"/>
    </style:style>
    <style:style style:name="Tableau1.G" style:family="table-column">
      <style:table-column-properties style:column-width="5.327cm" style:rel-column-width="13073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23cm" fo:padding-right="0.123cm" fo:padding-top="0cm" fo:padding-bottom="0cm" fo:border="none"/>
    </style:style>
    <style:style style:name="Tableau1.A2" style:family="table-cell">
      <style:table-cell-properties style:vertical-align="middle" fo:padding-left="0.123cm" fo:padding-right="0.123cm" fo:padding-top="0cm" fo:padding-bottom="0cm" fo:border-left="none" fo:border-right="0.018cm solid #00000a" fo:border-top="0.018cm solid #00000a" fo:border-bottom="0.018cm solid #00000a"/>
    </style:style>
    <style:style style:name="Tableau1.B2" style:family="table-cell">
      <style:table-cell-properties style:vertical-align="middle" fo:padding-left="0.123cm" fo:padding-right="0.123cm" fo:padding-top="0cm" fo:padding-bottom="0cm" fo:border="0.018cm solid #00000a"/>
    </style:style>
    <style:style style:name="Tableau1.F3" style:family="table-cell">
      <style:table-cell-properties fo:padding-left="0.123cm" fo:padding-right="0.123cm" fo:padding-top="0cm" fo:padding-bottom="0cm" fo:border="0.018cm solid #00000a"/>
    </style:style>
    <style:style style:name="Tableau1.A15" style:family="table-cell">
      <style:table-cell-properties style:vertical-align="middle" fo:padding-left="0.123cm" fo:padding-right="0.123cm" fo:padding-top="0cm" fo:padding-bottom="0cm" fo:border-left="none" fo:border-right="0.018cm solid #00000a" fo:border-top="0.018cm solid #00000a" fo:border-bottom="none"/>
    </style:style>
    <style:style style:name="Tableau1.B15" style:family="table-cell">
      <style:table-cell-properties style:vertical-align="middle" fo:padding-left="0.123cm" fo:padding-right="0.123cm" fo:padding-top="0cm" fo:padding-bottom="0cm" fo:border-left="0.018cm solid #00000a" fo:border-right="0.018cm solid #00000a" fo:border-top="0.018cm solid #00000a" fo:border-bottom="none"/>
    </style:style>
    <style:style style:name="P1" style:family="paragraph" style:parent-style-name="Footer" style:master-page-name="">
      <style:paragraph-properties fo:margin-left="0cm" fo:margin-right="0.635cm" fo:text-indent="0cm" style:auto-text-indent="false" style:page-number="auto"/>
    </style:style>
    <style:style style:name="P2" style:family="paragraph" style:parent-style-name="Footer" style:master-page-name="">
      <style:paragraph-properties fo:margin-left="0cm" fo:margin-right="0.635cm" fo:text-align="end" style:justify-single-word="false" fo:text-indent="0cm" style:auto-text-indent="false" style:page-number="auto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Calibri" fo:font-size="4pt" style:font-size-asian="4pt" style:font-size-complex="4pt"/>
    </style:style>
    <style:style style:name="P7" style:family="paragraph" style:parent-style-name="Standard">
      <style:paragraph-properties fo:text-align="center" style:justify-single-word="false"/>
      <style:text-properties style:font-name="Calibri"/>
    </style:style>
    <style:style style:name="P8" style:family="paragraph" style:parent-style-name="Standard">
      <style:paragraph-properties fo:text-align="center" style:justify-single-word="false"/>
      <style:text-properties style:font-name="Calibri" fo:font-size="9pt" style:font-size-asian="9pt"/>
    </style:style>
    <style:style style:name="P9" style:family="paragraph" style:parent-style-name="Standard">
      <style:paragraph-properties>
        <style:tab-stops>
          <style:tab-stop style:position="8.251cm" style:leader-style="dotted" style:leader-text="."/>
          <style:tab-stop style:position="14.503cm" style:leader-style="dotted" style:leader-text="."/>
          <style:tab-stop style:position="18.754cm" style:leader-style="dotted" style:leader-text="."/>
          <style:tab-stop style:position="26.003cm" style:leader-style="dotted" style:leader-text=".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5.502cm"/>
        </style:tab-stops>
      </style:paragraph-properties>
      <style:text-properties fo:color="#000000"/>
    </style:style>
    <style:style style:name="P12" style:family="paragraph" style:parent-style-name="Standard">
      <style:paragraph-properties>
        <style:tab-stops>
          <style:tab-stop style:position="9.578cm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 style:master-page-name="Standard">
      <style:paragraph-properties style:page-number="auto">
        <style:tab-stops>
          <style:tab-stop style:position="8.251cm"/>
        </style:tab-stops>
      </style:paragraph-properties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3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8" style:family="paragraph" style:parent-style-name="Heading_20_2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Calibri" fo:font-size="11pt" fo:font-style="italic" fo:font-weight="bold" style:font-size-asian="11pt" style:font-style-asian="italic" style:font-weight-asian="bold" style:font-size-complex="11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Calibri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Calibri" fo:font-size="6pt" style:font-size-asian="6pt" style:font-size-complex="6pt"/>
    </style:style>
    <style:style style:name="T8" style:family="text">
      <style:text-properties style:font-name="Calibri" fo:font-size="9pt" style:font-size-asian="9pt"/>
    </style:style>
    <style:style style:name="T9" style:family="text">
      <style:text-properties style:font-name="Calibri" fo:font-size="9pt" style:font-size-asian="9pt" style:font-style-complex="italic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2" style:family="text">
      <style:text-properties style:font-name="Wingdings" fo:font-size="11pt" style:font-size-asian="11pt" style:font-size-complex="11pt"/>
    </style:style>
    <style:style style:name="T13" style:family="text">
      <style:text-properties style:font-name="Wingdings 2"/>
    </style:style>
    <style:style style:name="T14" style:family="text">
      <style:text-properties fo:color="#000000" style:font-name="Calibri"/>
    </style:style>
    <style:style style:name="T15" style:family="text">
      <style:text-properties fo:color="#333366" style:font-name="Calibri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333366" style:font-name="Calibri" fo:font-size="13pt" style:text-underline-style="none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ORMULAIRE MATERIEL D'EXPOSITION</text:p>
      <text:p text:style-name="P4"/>
      <text:p text:style-name="P11"><text:span text:style-name="T3">à renvoyer en original </text:span><text:span text:style-name="T5">pour le</text:span><text:span text:style-name="T6"> </text:span><text:bookmark-start text:name="DDE_LINK"/><text:span text:style-name="T5">(DATEFIN_INSC)</text:span><text:bookmark-end text:name="DDE_LINK"/></text:p>
      <text:p text:style-name="P4"/>
      <text:h text:style-name="P16" text:outline-level="1"><text:span text:style-name="T15">Salon "</text:span><text:span text:style-name="Internet_20_link"><text:span text:style-name="T16">(TITLE)"</text:span></text:span><text:span text:style-name="T15"> à (LOCATION) du </text:span><text:bookmark-start text:name="DDE_LINK2"/><text:span text:style-name="T15">(DATE_START)</text:span><text:bookmark-end text:name="DDE_LINK2"/><text:span text:style-name="T15"> au (DATE_END)</text:span></text:h>
      <text:p text:style-name="P4"/>
      <text:p text:style-name="P15"><text:span text:style-name="T10"/></text:p>
      <text:p text:style-name="P12"><text:span text:style-name="T1">La société: </text:span><text:span text:style-name="T7"><text:tab/></text:span><text:span text:style-name="T1">participera au stand collectif officiel luxembourgeois au Salon </text:span><text:span text:style-name="T14">(TITLE) (YEAR_EVENT)</text:span></text:p>
      <text:p text:style-name="P4"/>
      <text:p text:style-name="P9"><text:span text:style-name="T1">Nom et prénom:</text:span><text:span text:style-name="T7"><text:tab/></text:span><text:span text:style-name="T1"> fonction: </text:span><text:span text:style-name="T7"><text:tab/></text:span><text:span text:style-name="T1">tél.: </text:span><text:span text:style-name="T7"><text:tab/></text:span><text:span text:style-name="T1"> e-mail:</text:span><text:span text:style-name="T7"><text:tab/></text:span><text:span text:style-name="T1"> de la personne en charge de cette participation.</text:span></text:p>
      <text:p text:style-name="P4"/>
      <text:p text:style-name="P10"><text:span text:style-name="T12"></text:span><text:span text:style-name="T4"><text:tab/></text:span><text:span text:style-name="T2">DONNEES AU SUJET DU MATERIEL D’EXPOSITION ET DES EQUIPEMENTS A PREVOIR AU STAND POUR LA PRESENTATION: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h text:style-name="P18" text:outline-level="2">A. Equipement au stand prévu d’office par le Ministère de l’Economie et du Commerce extérieur pour chaque exposant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7">Quantité</text:p>
          </table:table-cell>
          <table:table-cell table:style-name="Tableau1.B2" table:number-columns-spanned="3" office:value-type="string">
            <text:p text:style-name="P7">Désignation</text:p>
          </table:table-cell>
          <table:covered-table-cell/>
          <table:covered-table-cell/>
          <table:table-cell table:style-name="Tableau1.B2" office:value-type="string">
            <text:p text:style-name="P7">Besoin</text:p>
            <text:p text:style-name="P7">OUI <text:s text:c="2"/>NON</text:p>
          </table:table-cell>
          <table:table-cell table:style-name="Tableau1.B2" table:number-columns-spanned="2" office:value-type="string">
            <text:p text:style-name="P7">Demande supplémentaire</text:p>
            <text:p text:style-name="P7">(satisfaite en fonction de la surface disponible sur le stand)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1</text:p>
          </table:table-cell>
          <table:table-cell table:style-name="Tableau1.B2" table:number-columns-spanned="3" office:value-type="string">
            <text:p text:style-name="P4">comptoir (d’accueil) pouvant servir pour l’installation de matériel de présentation (laptop, etc.)</text:p>
          </table:table-cell>
          <table:covered-table-cell/>
          <table:covered-table-cell/>
          <table:table-cell table:style-name="Tableau1.B2" office:value-type="string">
            <text:p text:style-name="P13"><text:span text:style-name="T13"></text:span><text:span text:style-name="T1"> <text:s text:c="5"/></text:span><text:span text:style-name="T13"></text:span></text:p>
          </table:table-cell>
          <table:table-cell table:style-name="Tableau1.F3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1</text:p>
          </table:table-cell>
          <table:table-cell table:style-name="Tableau1.B2" table:number-columns-spanned="3" office:value-type="string">
            <text:p text:style-name="P4">prise électrique standard au niveau du comptoir</text:p>
          </table:table-cell>
          <table:covered-table-cell/>
          <table:covered-table-cell/>
          <table:table-cell table:style-name="Tableau1.B2" office:value-type="string">
            <text:p text:style-name="P13"><text:span text:style-name="T13"></text:span><text:span text:style-name="T1"> <text:s text:c="5"/></text:span><text:span text:style-name="T13"></text:span></text:p>
          </table:table-cell>
          <table:table-cell table:style-name="Tableau1.F3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2</text:p>
          </table:table-cell>
          <table:table-cell table:style-name="Tableau1.B2" table:number-columns-spanned="3" office:value-type="string">
            <text:p text:style-name="P4">tabourets hauts</text:p>
          </table:table-cell>
          <table:covered-table-cell/>
          <table:covered-table-cell/>
          <table:table-cell table:style-name="Tableau1.B2" office:value-type="string">
            <text:p text:style-name="P13"><text:span text:style-name="T13"></text:span><text:span text:style-name="T1"> <text:s text:c="5"/></text:span><text:span text:style-name="T13"></text:span></text:p>
          </table:table-cell>
          <table:table-cell table:style-name="Tableau1.F3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1</text:p>
          </table:table-cell>
          <table:table-cell table:style-name="Tableau1.B2" table:number-columns-spanned="3" office:value-type="string">
            <text:p text:style-name="P4">porte catalogues</text:p>
          </table:table-cell>
          <table:covered-table-cell/>
          <table:covered-table-cell/>
          <table:table-cell table:style-name="Tableau1.B2" office:value-type="string">
            <text:p text:style-name="P13"><text:span text:style-name="T13"></text:span><text:span text:style-name="T1"> <text:s text:c="5"/></text:span><text:span text:style-name="T13"></text:span></text:p>
          </table:table-cell>
          <table:table-cell table:style-name="Tableau1.F3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1</text:p>
          </table:table-cell>
          <table:table-cell table:style-name="Tableau1.B2" table:number-columns-spanned="3" office:value-type="string">
            <text:p text:style-name="P4">table pour la réception de visiteurs</text:p>
          </table:table-cell>
          <table:covered-table-cell/>
          <table:covered-table-cell/>
          <table:table-cell table:style-name="Tableau1.B2" office:value-type="string">
            <text:p text:style-name="P13"><text:span text:style-name="T13"></text:span><text:span text:style-name="T1"> <text:s text:c="5"/></text:span><text:span text:style-name="T13"></text:span></text:p>
          </table:table-cell>
          <table:table-cell table:style-name="Tableau1.F3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3</text:p>
          </table:table-cell>
          <table:table-cell table:style-name="Tableau1.B2" table:number-columns-spanned="3" office:value-type="string">
            <text:p text:style-name="P4">chaises pour la réception de visiteurs</text:p>
          </table:table-cell>
          <table:covered-table-cell/>
          <table:covered-table-cell/>
          <table:table-cell table:style-name="Tableau1.B2" office:value-type="string">
            <text:p text:style-name="P13"><text:span text:style-name="T13"></text:span><text:span text:style-name="T1"> <text:s text:c="5"/></text:span><text:span text:style-name="T13"></text:span></text:p>
          </table:table-cell>
          <table:table-cell table:style-name="Tableau1.F3" table:number-columns-spanned="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1" table:number-columns-spanned="7" office:value-type="string">
            <text:h text:style-name="P17" text:outline-level="3">B. Données au sujet des produits exposés et de l’équipement à prévoir par le Ministère pour la présentation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7">Désignation</text:p>
          </table:table-cell>
          <table:table-cell table:style-name="Tableau1.B2" office:value-type="string">
            <text:p text:style-name="P8">Dimensions</text:p>
            <text:p text:style-name="P8">(long. x prof. x haut. en m)</text:p>
          </table:table-cell>
          <table:table-cell table:style-name="Tableau1.B2" office:value-type="string">
            <text:p text:style-name="P7">Poids (kg)</text:p>
          </table:table-cell>
          <table:table-cell table:style-name="Tableau1.B2" table:number-columns-spanned="3" office:value-type="string">
            <text:p text:style-name="P7">Couleur(s)</text:p>
          </table:table-cell>
          <table:covered-table-cell/>
          <table:covered-table-cell/>
          <table:table-cell table:style-name="Tableau1.B2" office:value-type="string">
            <text:p text:style-name="P13"><text:span text:style-name="T9">Prises de courant:</text:span><text:span text:style-name="T8"> </text:span></text:p>
            <text:p text:style-name="P8">V / kW/ A</text:p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table:number-columns-spanned="3" office:value-type="string">
            <text:p text:style-name="P7"/>
          </table:table-cell>
          <table:covered-table-cell/>
          <table:covered-table-cell/>
          <table:table-cell table:style-name="Tableau1.B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table:number-columns-spanned="3" office:value-type="string">
            <text:p text:style-name="P7"/>
          </table:table-cell>
          <table:covered-table-cell/>
          <table:covered-table-cell/>
          <table:table-cell table:style-name="Tableau1.B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table:number-columns-spanned="3" office:value-type="string">
            <text:p text:style-name="P7"/>
          </table:table-cell>
          <table:covered-table-cell/>
          <table:covered-table-cell/>
          <table:table-cell table:style-name="Tableau1.B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table:number-columns-spanned="3" office:value-type="string">
            <text:p text:style-name="P7"/>
          </table:table-cell>
          <table:covered-table-cell/>
          <table:covered-table-cell/>
          <table:table-cell table:style-name="Tableau1.B2" office:value-type="string">
            <text:p text:style-name="P7"/>
          </table:table-cell>
        </table:table-row>
        <table:table-row table:style-name="Tableau1.1">
          <table:table-cell table:style-name="Tableau1.A15" office:value-type="string">
            <text:p text:style-name="P7"/>
            <text:p text:style-name="P7"/>
          </table:table-cell>
          <table:table-cell table:style-name="Tableau1.B15" office:value-type="string">
            <text:p text:style-name="P7"/>
          </table:table-cell>
          <table:table-cell table:style-name="Tableau1.B15" office:value-type="string">
            <text:p text:style-name="P7"/>
          </table:table-cell>
          <table:table-cell table:style-name="Tableau1.B15" table:number-columns-spanned="3" office:value-type="string">
            <text:p text:style-name="P7"/>
          </table:table-cell>
          <table:covered-table-cell/>
          <table:covered-table-cell/>
          <table:table-cell table:style-name="Tableau1.B15" office:value-type="string">
            <text:p text:style-name="P7"/>
          </table:table-cell>
        </table:table-row>
      </table:table>
      <text:p text:style-name="P6"/>
      <text:p text:style-name="Standard">N.B.: Pour ce qui est du matériel audiovisuel et/ou informatique pour la présentation de la société, il est rappelé que l’équipement nécessaire est à fournir par l'expos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punctuation-wrap="simple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center" style:justify-single-word="false" fo:keep-with-next="always" style:punctuation-wrap="simpl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 style:punctuation-wrap="simple"/>
      <style:text-properties fo:font-size="14pt" fo:font-weight="bold" style:font-size-asian="14pt" style:font-weight-asian="bold" style:font-size-complex="12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 style:punctuation-wrap="simple"/>
      <style:text-properties fo:font-size="14pt" style:font-size-asian="14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.635cm" fo:text-align="end" style:justify-single-word="false" fo:text-indent="0cm" style:auto-text-indent="false" style:page-number="auto"/>
    </style:style>
    <style:style style:name="MP2" style:family="paragraph" style:parent-style-name="Footer" style:master-page-name="">
      <style:paragraph-properties fo:margin-left="0cm" fo:margin-right="0.635cm" fo:text-indent="0cm" style:auto-text-indent="false" style:page-number="auto"/>
    </style:style>
    <style:style style:name="MP3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padding="0cm" fo:border="none"/>
    </style:style>
    <style:page-layout style:name="Mpm1">
      <style:page-layout-properties fo:page-width="29.699cm" fo:page-height="20.999cm" style:num-format="1" style:print-orientation="landscape" fo:margin-top="0.609cm" fo:margin-bottom="0.838cm" fo:margin-left="1.482cm" fo:margin-right="1.494cm" style:writing-mode="lr-tb" style:layout-grid-color="#c0c0c0" style:layout-grid-lines="1872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><draw:frame draw:style-name="Mfr1" draw:name="Cadre1" text:anchor-type="paragraph" svg:y="0.002cm" fo:min-width="9.999cm" draw:z-index="0"><draw:text-box fo:min-height="0.041cm"><text:p text:style-name="MP3"><text:page-number text:select-page="current"/></text:p></draw:text-box></draw:frame></text:p>
      </style:footer-left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ormulaire N°2a-</dc:title>
    <meta:initial-creator>AM</meta:initial-creator>
    <meta:editing-cycles>16</meta:editing-cycles>
    <meta:print-date>2009-08-05T11:21:00</meta:print-date>
    <meta:creation-date>2009-08-05T11:22:00</meta:creation-date>
    <dc:date>2010-02-16T10:03:47</dc:date>
    <meta:editing-duration>PT00H10M28S</meta:editing-duration>
    <meta:generator>OpenOffice.org/3.1$Linux OpenOffice.org_project/310m19$Build-9420</meta:generator>
    <meta:document-statistic meta:table-count="1" meta:image-count="0" meta:object-count="0" meta:page-count="1" meta:paragraph-count="41" meta:word-count="213" meta:character-count="1341"/>
    <dc:creator>Nourrissier </dc:creator>
    <meta:template xlink:type="simple" xlink:actuate="onRequest" xlink:title="Normal" xlink:href=""/>
  </office:meta>
</office:document-meta>
</file>